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a42e1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a42e1" officeooo:paragraph-rsid="000a42e1"/>
    </style:style>
    <style:style style:name="P3" style:family="paragraph" style:parent-style-name="Standard">
      <style:paragraph-properties fo:text-align="start" style:justify-single-word="false"/>
      <style:text-properties officeooo:rsid="000a42e1" officeooo:paragraph-rsid="000a42e1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a42e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a9191" style:font-weight-asian="normal" style:font-weight-complex="normal"/>
    </style:style>
    <style:style style:name="P6" style:family="paragraph" style:parent-style-name="Preformatted_20_Text">
      <style:paragraph-properties fo:text-align="end" style:justify-single-word="false"/>
    </style:style>
    <style:style style:name="P7" style:family="paragraph" style:parent-style-name="Preformatted_20_Text">
      <style:paragraph-properties fo:text-align="end" style:justify-single-word="false"/>
      <style:text-properties officeooo:paragraph-rsid="0008961b"/>
    </style:style>
    <style:style style:name="P8" style:family="paragraph" style:parent-style-name="Preformatted_20_Text">
      <style:paragraph-properties fo:text-align="end" style:justify-single-word="false"/>
      <style:text-properties officeooo:rsid="0008961b" officeooo:paragraph-rsid="0008961b"/>
    </style:style>
    <style:style style:name="T1" style:family="text">
      <style:text-properties officeooo:rsid="000a42e1"/>
    </style:style>
    <style:style style:name="T2" style:family="text">
      <style:text-properties fo:font-weight="bold" officeooo:rsid="000a42e1" style:font-weight-asian="bold" style:font-weight-complex="bold"/>
    </style:style>
    <style:style style:name="T3" style:family="text">
      <style:text-properties fo:font-weight="bold" officeooo:rsid="000a9191" style:font-weight-asian="bold" style:font-weight-complex="bold"/>
    </style:style>
    <style:style style:name="T4" style:family="text">
      <style:text-properties officeooo:rsid="000a91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list xml:id="list2899904787438324432" text:style-name="L1">
        <text:list-item>
          <text:p text:style-name="P2">Number of memory access in each thread is 2</text:p>
          <text:p text:style-name="P2">Number of floating point computation is 1</text:p>
        </text:list-item>
      </text:list>
      <text:p text:style-name="P3"><text:tab/></text:p>
      <text:p text:style-name="P1"><text:span text:style-name="T1"><text:tab/>Therefore, the </text:span>ratio <text:span text:style-name="T1">of </text:span>memory-access to floating-point computation <text:span text:style-name="T1">is </text:span><text:span text:style-name="T2">2:1</text:span></text:p>
      <text:p text:style-name="P1"><text:span text:style-name="T2"/></text:p>
      <text:p text:style-name="P4"><text:span text:style-name="T1"><text:tab/>Further, total number of memory access is 2N</text:span></text:p>
      <text:p text:style-name="P5"><text:span text:style-name="T4"><text:tab/>Total number of floating point computation is N</text:span></text:p>
      <text:p text:style-name="P5"/>
      <text:p text:style-name="P5"><text:tab/><text:span text:style-name="T4">So the ration of all the memory-access to all floating-point computation is also 2:1</text:span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08961b"/>
    </style:style>
    <style:style style:name="MP2" style:family="paragraph" style:parent-style-name="Preformatted_20_Text">
      <style:paragraph-properties fo:text-align="end" style:justify-single-word="false"/>
      <style:text-properties officeooo:rsid="0008961b" officeooo:paragraph-rsid="0008961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E5351 Machine Problem 1, Vector Additions</text:p>
        <text:p text:style-name="MP2">Shreeganesh Bh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2:06:53.273939042</meta:creation-date>
    <dc:date>2016-09-19T22:13:19.940095982</dc:date>
    <meta:editing-duration>PT6M3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65" meta:character-count="399" meta:non-whitespace-character-count="337"/>
  </office:meta>
</office:document-meta>
</file>